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2pt" fo:language="es" fo:country="ES" style:font-size-asian="22pt" style:font-size-complex="2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8cm" svg:height="1.6cm" svg:x="2cm" svg:y="4.3cm">
          <text:p text:style-name="P1">Oferta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5.9cm" svg:height="1.3cm" svg:x="2.5cm" svg:y="2.3cm">
          <draw:text-box>
            <text:p><text:span text:style-name="T1">Proyecto</text:span><text:span text:style-name="T2"> de servidor </text:span><text:span text:style-name="T1">búsqueda</text:span><text:span text:style-name="T2"> de empleo</text:span></text:p>
          </draw:text-box>
        </draw:frame>
        <draw:custom-shape draw:style-name="gr1" draw:text-style-name="P1" draw:layer="layout" svg:width="11.8cm" svg:height="1.6cm" svg:x="2cm" svg:y="6.4cm">
          <text:p text:style-name="P1">Oferta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8.8cm">
          <text:p text:style-name="P1">Oferta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11.1cm">
          <text:p text:style-name="P1">Oferta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13.5cm">
          <text:p text:style-name="P1">Oferta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15.8cm">
          <text:p text:style-name="P1">Oferta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20.7cm">
          <text:p text:style-name="P1">Oferta 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18.2cm">
          <text:p text:style-name="P1">Oferta 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3.2cm" svg:x="15.1cm" svg:y="4.3cm">
          <text:p text:style-name="P1">Inicio</text:p>
          <text:p text:style-name="P1">sesió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cm" svg:height="0.8cm" svg:x="9.5cm" svg:y="4.301cm">
          <text:p text:style-name="P3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cm" svg:height="0.8cm" svg:x="9.5cm" svg:y="6.4cm">
          <text:p text:style-name="P3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cm" svg:height="0.8cm" svg:x="9.5cm" svg:y="8.8cm">
          <text:p text:style-name="P3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cm" svg:height="0.8cm" svg:x="9.5cm" svg:y="11.1cm">
          <text:p text:style-name="P3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cm" svg:height="0.8cm" svg:x="9.5cm" svg:y="13.5cm">
          <text:p text:style-name="P3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cm" svg:height="0.8cm" svg:x="9.5cm" svg:y="15.8cm">
          <text:p text:style-name="P3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cm" svg:height="0.8cm" svg:x="9.5cm" svg:y="18.2cm">
          <text:p text:style-name="P3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3cm" svg:height="0.8cm" svg:x="9.5cm" svg:y="20.7cm">
          <text:p text:style-name="P3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1:23:34.67</meta:creation-date>
    <dc:date>2020-09-03T13:10:38.90</dc:date>
    <meta:editing-duration>PT14M13S</meta:editing-duration>
    <meta:editing-cycles>4</meta:editing-cycles>
    <meta:generator>OpenOffice/4.1.7$Win32 OpenOffice.org_project/417m1$Build-9800</meta:generator>
    <meta:document-statistic meta:object-count="18"/>
  </office:meta>
</office:document-meta>
</file>